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fba" officeooo:paragraph-rsid="00050fba"/>
    </style:style>
    <style:style style:name="P2" style:family="paragraph" style:parent-style-name="Standard">
      <style:paragraph-properties fo:text-align="center" style:justify-single-word="false"/>
      <style:text-properties officeooo:rsid="00050fba" officeooo:paragraph-rsid="00050fba"/>
    </style:style>
    <style:style style:name="P3" style:family="paragraph" style:parent-style-name="Standard">
      <style:paragraph-properties fo:text-align="start" style:justify-single-word="false"/>
      <style:text-properties officeooo:rsid="00050fba" officeooo:paragraph-rsid="00050fba"/>
    </style:style>
    <style:style style:name="P4" style:family="paragraph" style:parent-style-name="Standard">
      <style:paragraph-properties fo:text-align="start" style:justify-single-word="false"/>
      <style:text-properties officeooo:rsid="00050fba" officeooo:paragraph-rsid="0009895f"/>
    </style:style>
    <style:style style:name="P5" style:family="paragraph" style:parent-style-name="Standard">
      <style:text-properties officeooo:rsid="000694c8" officeooo:paragraph-rsid="000694c8"/>
    </style:style>
    <style:style style:name="P6" style:family="paragraph" style:parent-style-name="Standard">
      <style:paragraph-properties fo:text-align="start" style:justify-single-word="false"/>
      <style:text-properties officeooo:rsid="000694c8" officeooo:paragraph-rsid="0009895f"/>
    </style:style>
    <style:style style:name="P7" style:family="paragraph" style:parent-style-name="Standard">
      <style:paragraph-properties fo:text-align="start" style:justify-single-word="false"/>
      <style:text-properties officeooo:rsid="000694c8" officeooo:paragraph-rsid="000bdd4b"/>
    </style:style>
    <style:style style:name="P8" style:family="paragraph" style:parent-style-name="Standard">
      <style:text-properties officeooo:rsid="000694c8" officeooo:paragraph-rsid="0009895f"/>
    </style:style>
    <style:style style:name="P9" style:family="paragraph" style:parent-style-name="Standard">
      <style:text-properties officeooo:rsid="000694c8" officeooo:paragraph-rsid="000bdd4b"/>
    </style:style>
    <style:style style:name="P10" style:family="paragraph" style:parent-style-name="Standard">
      <style:paragraph-properties fo:text-align="start" style:justify-single-word="false"/>
      <style:text-properties officeooo:paragraph-rsid="000a4bc4"/>
    </style:style>
    <style:style style:name="P11" style:family="paragraph" style:parent-style-name="Standard">
      <style:text-properties officeooo:paragraph-rsid="0009895f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50fba" officeooo:paragraph-rsid="0009895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officeooo:rsid="00050fba" officeooo:paragraph-rsid="0009895f"/>
    </style:style>
    <style:style style:name="P14" style:family="paragraph" style:parent-style-name="Standard">
      <style:paragraph-properties fo:text-align="center" style:justify-single-word="false"/>
      <style:text-properties fo:color="#ff0000" officeooo:paragraph-rsid="000a4bc4"/>
    </style:style>
    <style:style style:name="P15" style:family="paragraph" style:parent-style-name="Standard">
      <style:paragraph-properties fo:text-align="center" style:justify-single-word="false"/>
      <style:text-properties fo:color="#ff0000" officeooo:rsid="000bdd4b" officeooo:paragraph-rsid="000bdd4b"/>
    </style:style>
    <style:style style:name="P16" style:family="paragraph" style:parent-style-name="Standard">
      <style:text-properties officeooo:paragraph-rsid="000bdd4b"/>
    </style:style>
    <style:style style:name="P17" style:family="paragraph" style:parent-style-name="Standard">
      <style:paragraph-properties fo:text-align="start" style:justify-single-word="false"/>
      <style:text-properties fo:color="#000000" officeooo:rsid="000bdd4b" officeooo:paragraph-rsid="000bdd4b"/>
    </style:style>
    <style:style style:name="P18" style:family="paragraph" style:parent-style-name="Standard">
      <style:paragraph-properties fo:text-align="start" style:justify-single-word="false"/>
      <style:text-properties fo:color="#000000" officeooo:rsid="000bdd4b" officeooo:paragraph-rsid="000bdd4b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font-weight="bold" officeooo:rsid="000bdd4b" officeooo:paragraph-rsid="000bdd4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font-weight="bold" officeooo:rsid="001062d4" officeooo:paragraph-rsid="001062d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officeooo:rsid="000694c8" officeooo:paragraph-rsid="000f78e6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0bdd4b" officeooo:paragraph-rsid="000bdd4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062d4" officeooo:paragraph-rsid="001062d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050fba" officeooo:paragraph-rsid="0009895f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officeooo:rsid="000bdd4b" officeooo:paragraph-rsid="000bdd4b"/>
    </style:style>
    <style:style style:name="P26" style:family="paragraph" style:parent-style-name="Standard">
      <style:text-properties officeooo:rsid="000694c8" officeooo:paragraph-rsid="000f78e6"/>
    </style:style>
    <style:style style:name="P27" style:family="paragraph" style:parent-style-name="Standard">
      <style:paragraph-properties fo:text-align="center" style:justify-single-word="false"/>
      <style:text-properties fo:color="#ff0000" officeooo:rsid="000bdd4b" officeooo:paragraph-rsid="000bdd4b"/>
    </style:style>
    <style:style style:name="P28" style:family="paragraph" style:parent-style-name="Standard">
      <style:paragraph-properties fo:text-align="center" style:justify-single-word="false"/>
      <style:text-properties fo:color="#ff0000" fo:font-size="12pt" fo:font-weight="normal" officeooo:rsid="000bdd4b" officeooo:paragraph-rsid="000bdd4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ff0000" fo:font-size="12pt" fo:font-weight="normal" officeooo:rsid="001062d4" officeooo:paragraph-rsid="001062d4" style:font-size-asian="10.5pt" style:font-weight-asian="normal" style:font-size-complex="12pt" style:font-weight-complex="normal"/>
    </style:style>
    <style:style style:name="T1" style:family="text">
      <style:text-properties fo:color="#000000" style:text-underline-style="none"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officeooo:rsid="000694c8"/>
    </style:style>
    <style:style style:name="T4" style:family="text">
      <style:text-properties fo:color="#0000ff" officeooo:rsid="00050fba"/>
    </style:style>
    <style:style style:name="T5" style:family="text">
      <style:text-properties fo:color="#0000ff" officeooo:rsid="000bdd4b"/>
    </style:style>
    <style:style style:name="T6" style:family="text">
      <style:text-properties officeooo:rsid="00050fba"/>
    </style:style>
    <style:style style:name="T7" style:family="text">
      <style:text-properties officeooo:rsid="0009895f"/>
    </style:style>
    <style:style style:name="T8" style:family="text">
      <style:text-properties officeooo:rsid="000694c8"/>
    </style:style>
    <style:style style:name="T9" style:family="text">
      <style:text-properties officeooo:rsid="000a4bc4"/>
    </style:style>
    <style:style style:name="T10" style:family="text">
      <style:text-properties officeooo:rsid="000f7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learning.edx.org/course/course-v1:Dartmouth_IMTx+DART.IMT.C.01+1T2020/block-v1:Dartmouth_IMTx+DART.IMT.C.01+1T2020+type@sequential+block@b6e1aea4bbc443beb62f922584962ec4" text:style-name="Internet_20_link" text:visited-style-name="Visited_20_Internet_20_Link"><text:span text:style-name="T1">Using characters</text:span></text:a></text:p>
      <text:p text:style-name="P5"/>
      <text:p text:style-name="P5">#<text:span text:style-name="T2">include</text:span> &lt;stdio.h&gt;</text:p>
      <text:p text:style-name="P5"><text:span text:style-name="T2">int</text:span> main(<text:span text:style-name="T2">void</text:span>) {</text:p>
      <text:p text:style-name="P5"><text:s text:c="4"/><text:span text:style-name="T2">char</text:span> letter; <text:s text:c="12"/>//DECLARE A CHARACTER VARIABLE</text:p>
      <text:p text:style-name="P5"><text:s text:c="4"/>letter = 'a'; <text:s text:c="12"/>//DEFINE or INITIALIZE or ASSIGN a character value</text:p>
      <text:p text:style-name="P5"><text:s text:c="4"/><text:span text:style-name="T2">printf</text:span>("The letter is %c",letter);</text:p>
      <text:p text:style-name="P5"><text:s text:c="4"/><text:span text:style-name="T2">return 0</text:span>;</text:p>
      <text:p text:style-name="P5">}</text:p>
      <text:p text:style-name="P1"/>
      <text:p text:style-name="P2"><text:a xlink:type="simple" xlink:href="https://learning.edx.org/course/course-v1:Dartmouth_IMTx+DART.IMT.C.01+1T2020/block-v1:Dartmouth_IMTx+DART.IMT.C.01+1T2020+type@sequential+block@17a19800d526465db286eb40032226a9" text:style-name="Internet_20_link" text:visited-style-name="Visited_20_Internet_20_Link"><text:span text:style-name="T1">Reading characters from the user input</text:span></text:a></text:p>
      <text:p text:style-name="P1"/>
      <text:p text:style-name="P3">Characters behave differently from numbers in the <text:span text:style-name="T2">scanf</text:span> function. <text:s/><text:span text:style-name="T2">Scanf</text:span>, when dealing with numbers, automatically skipped white space. And I could put in as many spaces between numbers as I wanted to. That is not true for characters. A space would be considered just another character.</text:p>
      <text:p text:style-name="P3"/>
      <text:p text:style-name="P8">#<text:span text:style-name="T2">include</text:span> &lt;stdio.h&gt;</text:p>
      <text:p text:style-name="P8"><text:span text:style-name="T2">int</text:span> main(<text:span text:style-name="T2">void</text:span>) {</text:p>
      <text:p text:style-name="P8"><text:s text:c="4"/><text:span text:style-name="T2">char</text:span> letter<text:span text:style-name="T6">, letter2;</text:span> </text:p>
      <text:p text:style-name="P8"/>
      <text:p text:style-name="P11"><text:span text:style-name="T8"><text:s text:c="4"/></text:span><text:span text:style-name="T3">printf</text:span><text:span text:style-name="T8">("</text:span><text:span text:style-name="T6">Please enter two letters separated by a </text:span><text:span text:style-name="T7">space</text:span><text:span text:style-name="T6">: "</text:span><text:span text:style-name="T8">);</text:span></text:p>
      <text:p text:style-name="P11"><text:s text:c="4"/><text:span text:style-name="T4">scanf</text:span><text:span text:style-name="T6">("</text:span><text:span text:style-name="T4">%c</text:span><text:span text:style-name="T6">,</text:span><text:span text:style-name="T4">%c</text:span><text:span text:style-name="T6">", </text:span><text:span text:style-name="T4">&amp;</text:span><text:span text:style-name="T6">letter, </text:span><text:span text:style-name="T4">&amp;</text:span><text:span text:style-name="T6">letter2);</text:span></text:p>
      <text:p text:style-name="P11"><text:s text:c="4"/><text:span text:style-name="T4">printf</text:span><text:span text:style-name="T6">("I read the letters </text:span><text:span text:style-name="T4">%c</text:span><text:span text:style-name="T6"> and </text:span><text:span text:style-name="T4">%c</text:span><text:span text:style-name="T6">.</text:span><text:span text:style-name="T4">\n</text:span><text:span text:style-name="T6">", letter, letter2);</text:span></text:p>
      <text:p text:style-name="P8"><text:s text:c="4"/><text:span text:style-name="T2">return 0</text:span>;</text:p>
      <text:p text:style-name="P6">}</text:p>
      <text:p text:style-name="P4"/>
      <text:p text:style-name="P24">Using decimals</text:p>
      <text:p text:style-name="P12"/>
      <text:p text:style-name="P13">Declare, assign and print decimal numbers</text:p>
      <text:p text:style-name="P4"/>
      <text:p text:style-name="P10"><text:span text:style-name="T9">D</text:span><text:span text:style-name="T6">ecimal number </text:span><text:span text:style-name="T9">is another</text:span><text:span text:style-name="T6"> type of variable, </text:span><text:span text:style-name="T9">and we have six decimal places</text:span><text:span text:style-name="T6"> </text:span><text:span text:style-name="T9">in C. </text:span></text:p>
      <text:p text:style-name="P10"/>
      <text:p text:style-name="P9">#<text:span text:style-name="T2">include</text:span> &lt;stdio.h&gt;</text:p>
      <text:p text:style-name="P9"><text:span text:style-name="T2">int</text:span> main(<text:span text:style-name="T2">void</text:span>) {</text:p>
      <text:p text:style-name="P16"><text:span text:style-name="T8"><text:s text:c="4"/></text:span><text:span text:style-name="T5">double</text:span><text:span text:style-name="T8"> height</text:span><text:span text:style-name="T6">;</text:span><text:span text:style-name="T8"> </text:span></text:p>
      <text:p text:style-name="P9"><text:s text:c="4"/>height = 1.99;</text:p>
      <text:p text:style-name="P16"><text:span text:style-name="T8"><text:s text:c="4"/></text:span><text:span text:style-name="T3">printf</text:span><text:span text:style-name="T8">("</text:span><text:span text:style-name="T6">Please enter two letters separated by a </text:span><text:span text:style-name="T7">space</text:span><text:span text:style-name="T6">: "</text:span><text:span text:style-name="T8">);</text:span></text:p>
      <text:p text:style-name="P16"><text:s text:c="4"/><text:span text:style-name="T4">printf</text:span><text:span text:style-name="T6">(</text:span><text:span text:style-name="T8">"</text:span><text:span text:style-name="T6">I am </text:span><text:span text:style-name="T4">%.</text:span><text:span text:style-name="T6">1lf meters tall.",height);</text:span></text:p>
      <text:p text:style-name="P9"><text:s text:c="4"/><text:span text:style-name="T2">return 0</text:span>;</text:p>
      <text:p text:style-name="P7">}</text:p>
      <text:p text:style-name="P10"/>
      <text:p text:style-name="P14">Read decimal numbers from user input with scanf()</text:p>
      <text:p text:style-name="P17"/>
      <text:p text:style-name="P17"><text:span text:style-name="T2">scanf</text:span>("<text:span text:style-name="T2">%l</text:span>f", &amp;height);</text:p>
      <text:p text:style-name="P17"/>
      <text:p text:style-name="P15">Read integers and doubles with scanf()</text:p>
      <text:p text:style-name="P17"/>
      <text:p text:style-name="P17"/>
      <text:p text:style-name="P19">Dividing in C</text:p>
      <text:p text:style-name="P17"/>
      <text:p text:style-name="P25">Divide in C</text:p>
      <text:p text:style-name="P17"/>
      <text:p text:style-name="P17"><text:soft-page-break/></text:p>
      <text:p text:style-name="P26">#<text:span text:style-name="T2">include</text:span> &lt;stdio.h&gt;</text:p>
      <text:p text:style-name="P21"><text:span text:style-name="T2">int</text:span> main(<text:span text:style-name="T2">void</text:span>) {</text:p>
      <text:p text:style-name="P17"><text:s text:c="4"/>// integer division</text:p>
      <text:p text:style-name="P17"><text:s text:c="4"/><text:span text:style-name="T2">printf</text:span>("5/2 equals <text:span text:style-name="T2">%d</text:span>\n", 5/2);</text:p>
      <text:p text:style-name="P17"><text:s text:c="4"/>// floating point division : <text:span text:style-name="T10">when one of the numbers is floating point, the result will be a floating <text:s text:c="3"/>point</text:span></text:p>
      <text:p text:style-name="P17"><text:s text:c="4"/><text:span text:style-name="T2">printf</text:span>("5.0/2.0 equals <text:span text:style-name="T2">%lf</text:span>\n", 5.0/2.0);</text:p>
      <text:p text:style-name="P17"><text:s text:c="4"/><text:span text:style-name="T2">printf</text:span>("5/2.0 equals <text:span text:style-name="T2">%lf</text:span>\n", 5/2.0);</text:p>
      <text:p text:style-name="P17"><text:s text:c="4"/><text:span text:style-name="T2">printf</text:span>("5.0/2 equals <text:span text:style-name="T2">%lf</text:span>\n", 5.0/2);</text:p>
      <text:p text:style-name="P17"><text:s text:c="4"/><text:span text:style-name="T2">return 0</text:span>;</text:p>
      <text:p text:style-name="P17">}</text:p>
      <text:p text:style-name="P17"/>
      <text:p text:style-name="P15">Divide with integer and double variables</text:p>
      <text:p text:style-name="P17"/>
      <text:p text:style-name="P19">Finding the remainder</text:p>
      <text:p text:style-name="P19"/>
      <text:p text:style-name="P28">Find the remainder in integer division</text:p>
      <text:p text:style-name="P22"/>
      <text:p text:style-name="P22"><text:span text:style-name="T2">int</text:span> rest = 166%20;</text:p>
      <text:p text:style-name="P22"/>
      <text:p text:style-name="P20">Converting integers to decimals</text:p>
      <text:p text:style-name="P23"/>
      <text:p text:style-name="P29">Convert integers to double</text:p>
      <text:p text:style-name="P23"/>
      <text:p text:style-name="P23">dOne = (<text:span text:style-name="T2">double</text:span>) iOne;</text:p>
      <text:p text:style-name="P23"/>
      <text:p text:style-name="P29">Convert double to integers</text:p>
      <text:p text:style-name="P23"/>
      <text:p text:style-name="P23">iOne = (<text:span text:style-name="T2">int</text:span>) dOne;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0:22:46.228309040</meta:creation-date>
    <dc:date>2021-11-03T01:20:15.803488201</dc:date>
    <meta:editing-duration>PT2H4M1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273" meta:character-count="1846" meta:non-whitespace-character-count="1511"/>
  </office:meta>
</office:document-meta>
</file>